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  <mo fence="true" form="postfix" stretchy="false">)</mo>
            </mrow>
            <mi>y</mi>
            <mi>′</mi>
            <mi>′</mi>
            <mi>−</mi>
            <mi mathvariant="italic">xy</mi>
            <mrow>
              <mrow>
                <mi>′</mi>
                <mo stretchy="false">+</mo>
                <mi>y</mi>
              </mrow>
              <mo stretchy="false">=</mo>
              <msup>
                <mi>e</mi>
                <mrow>
                  <mo stretchy="false">−</mo>
                  <mi>x</mi>
                </mrow>
              </msup>
            </mrow>
          </mrow>
        </mtd>
      </mtr>
      <mtr>
        <mtd>
          <mrow>
            <mi>y</mi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i>n</mi>
                </msup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i>n</mi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1</mn>
                    </mrow>
                  </msup>
                </mrow>
              </mrow>
            </mrow>
          </mrow>
        </mtd>
      </mtr>
      <mtr>
        <mtd>
          <mrow>
            <mi>y</mi>
            <mi>'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</mrow>
        </mtd>
      </mtr>
      <mtr>
        <mtd>
          <mrow>
            <mrow>
              <msup>
                <mi>e</mi>
                <mrow>
                  <mo stretchy="false">−</mo>
                  <mi>x</mi>
                </mrow>
              </msup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frac>
                  <mrow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i>n</mi>
                    </msup>
                    <mo stretchy="false">⋅</mo>
                    <msup>
                      <mi>x</mi>
                      <mi>n</mi>
                    </msup>
                  </mrow>
                  <mrow>
                    <mi>n</mi>
                    <mo stretchy="false">!</mo>
                  </mrow>
                </mfrac>
              </mrow>
              <mo stretchy="false">=</mo>
              <mn>1</mn>
            </mrow>
            <mi>−</mi>
            <mfrac>
              <mi>x</mi>
              <mrow>
                <mn>1</mn>
                <mo stretchy="false">!</mo>
              </mrow>
            </mfrac>
            <mrow>
              <mi>​</mi>
              <mo stretchy="false">+</mo>
              <mfrac>
                <msup>
                  <mi>x</mi>
                  <mn>2</mn>
                </msup>
                <mrow>
                  <mn>2</mn>
                  <mo stretchy="false">!</mo>
                </mrow>
              </mfrac>
              <mo stretchy="false">−</mo>
              <mfrac>
                <msup>
                  <mi>x</mi>
                  <mn>3</mn>
                </msup>
                <mrow>
                  <mn>3</mn>
                  <mo stretchy="false">!</mo>
                </mrow>
              </mfrac>
            </mrow>
            <mrow>
              <mi>​</mi>
              <mo stretchy="false">+</mo>
              <mi>⋯</mi>
            </mrow>
          </mrow>
        </mtd>
      </mtr>
      <mtr>
        <mtd>
          <mrow/>
        </mtd>
      </mtr>
      <mtr>
        <mtd>
          <mrow>
            <mrow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n</mi>
                  </msup>
                </mrow>
              </mrow>
              <mo stretchy="false">+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  <mi>−</mi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row>
                    <mi>n</mi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  <mo stretchy="false">+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i>n</mi>
                    </msup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frac>
                    <mrow>
                      <msup>
                        <mrow>
                          <mo fence="true" form="prefix" stretchy="tru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  <mi>n</mi>
                      </msup>
                      <mo stretchy="false">⋅</mo>
                      <msup>
                        <mi>x</mi>
                        <mi>n</mi>
                      </msup>
                    </mrow>
                    <mrow>
                      <mi>n</mi>
                      <mo stretchy="false">!</mo>
                    </mrow>
                  </mfrac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space width="48em"/>
            <mrow>
              <mrow>
                <mrow>
                  <mo fence="true" form="prefix" stretchy="true">(</mo>
                  <mrow>
                    <mrow>
                      <mn>2</mn>
                      <msub>
                        <mi>a</mi>
                        <mn>2</mn>
                      </msub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6</mn>
                        </mrow>
                        <msub>
                          <mi>a</mi>
                          <mn>3</mn>
                        </msub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+</mo>
                          <mn>12</mn>
                        </mrow>
                        <msub>
                          <mi>a</mi>
                          <mn>4</mn>
                        </msub>
                      </mrow>
                      <mrow>
                        <mrow>
                          <msup>
                            <mi>x</mi>
                            <mn>4</mn>
                          </msup>
                          <mo stretchy="false">+</mo>
                          <mn>20</mn>
                        </mrow>
                        <msub>
                          <mi>a</mi>
                          <mn>5</mn>
                        </msub>
                      </mrow>
                      <mrow>
                        <mrow>
                          <msup>
                            <mi>x</mi>
                            <mn>5</mn>
                          </msup>
                          <mo stretchy="false">+</mo>
                          <mn>30</mn>
                        </mrow>
                        <msub>
                          <mi>a</mi>
                          <mn>6</mn>
                        </msub>
                      </mrow>
                      <mrow>
                        <msup>
                          <mi>x</mi>
                          <mn>6</mn>
                        </msup>
                        <mo stretchy="false">+</mo>
                        <mo stretchy="false">…</mo>
                      </mrow>
                    </mrow>
                  </mrow>
                  <mo fence="true" form="postfix" stretchy="true">)</mo>
                </mrow>
                <mo stretchy="false">+</mo>
                <mrow>
                  <mo fence="true" form="prefix" stretchy="true">(</mo>
                  <mrow>
                    <mrow>
                      <mn>2</mn>
                      <mrow>
                        <msub>
                          <mi>a</mi>
                          <mn>2</mn>
                        </msub>
                        <mo stretchy="false">+</mo>
                        <mn>6</mn>
                      </mrow>
                      <msub>
                        <mi>a</mi>
                        <mn>3</mn>
                      </msub>
                      <mrow>
                        <msup>
                          <mi>x</mi>
                          <mrow/>
                        </msup>
                        <mo stretchy="false">+</mo>
                        <mn>12</mn>
                      </mrow>
                      <msub>
                        <mi>a</mi>
                        <mn>4</mn>
                      </msub>
                      <mrow>
                        <msup>
                          <mi>x</mi>
                          <mn>2</mn>
                        </msup>
                        <mo stretchy="false">+</mo>
                        <mn>20</mn>
                      </mrow>
                      <msub>
                        <mi>a</mi>
                        <mn>5</mn>
                      </msub>
                      <mrow>
                        <msup>
                          <mi>x</mi>
                          <mn>3</mn>
                        </msup>
                        <mo stretchy="false">+</mo>
                        <mn>30</mn>
                      </mrow>
                      <msub>
                        <mi>a</mi>
                        <mn>6</mn>
                      </msub>
                      <mrow>
                        <mrow>
                          <msup>
                            <mi>x</mi>
                            <mn>4</mn>
                          </msup>
                          <mo stretchy="false">+</mo>
                          <mn>42</mn>
                        </mrow>
                        <msub>
                          <mi>a</mi>
                          <mn>7</mn>
                        </msub>
                      </mrow>
                      <msup>
                        <mi>x</mi>
                        <mn>5</mn>
                      </msup>
                      <mo stretchy="false">…</mo>
                    </mrow>
                  </mrow>
                  <mo fence="true" form="postfix" stretchy="true">)</mo>
                </mrow>
                <mo stretchy="false">−</mo>
                <mrow>
                  <mo fence="true" form="prefix" stretchy="true">(</mo>
                  <mrow>
                    <mrow>
                      <msub>
                        <mi>a</mi>
                        <mn>1</mn>
                      </msub>
                      <mrow>
                        <mi>x</mi>
                        <mo stretchy="false">+</mo>
                        <mn>2</mn>
                      </mrow>
                      <msub>
                        <mi>a</mi>
                        <mn>2</mn>
                      </msub>
                      <mrow>
                        <msup>
                          <mi>x</mi>
                          <mrow/>
                        </msup>
                        <mo stretchy="false">+</mo>
                        <mn>3</mn>
                      </mrow>
                      <msub>
                        <mi>a</mi>
                        <mn>3</mn>
                      </msub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  <msub>
                        <mi>a</mi>
                        <mn>4</mn>
                      </msub>
                      <mrow>
                        <msup>
                          <mi>x</mi>
                          <mn>4</mn>
                        </msup>
                        <mo stretchy="false">+</mo>
                        <mn>5</mn>
                      </mrow>
                      <msub>
                        <mi>a</mi>
                        <mn>5</mn>
                      </msub>
                      <mrow>
                        <msup>
                          <mi>x</mi>
                          <mn>5</mn>
                        </msup>
                        <mo stretchy="false">+</mo>
                        <mo stretchy="false">…</mo>
                      </mrow>
                    </mrow>
                  </mrow>
                  <mo fence="true" form="postfix" stretchy="true">)</mo>
                </mrow>
                <mo stretchy="false">+</mo>
                <mrow>
                  <mo fence="true" form="prefix" stretchy="true">(</mo>
                  <mrow>
                    <mrow>
                      <mrow>
                        <msub>
                          <mi>a</mi>
                          <mn>0</mn>
                        </msub>
                        <mo stretchy="false">+</mo>
                        <msub>
                          <mi>a</mi>
                          <mn>1</mn>
                        </msub>
                      </mrow>
                      <mrow>
                        <mi>x</mi>
                        <mo stretchy="false">+</mo>
                        <msub>
                          <mi>a</mi>
                          <mn>2</mn>
                        </msub>
                      </mrow>
                      <mrow>
                        <msup>
                          <mi>x</mi>
                          <mn>2</mn>
                        </msup>
                        <mo stretchy="false">+</mo>
                        <msub>
                          <mi>a</mi>
                          <mn>3</mn>
                        </msub>
                      </mrow>
                      <mrow>
                        <msup>
                          <mi>x</mi>
                          <mn>3</mn>
                        </msup>
                        <mo stretchy="false">+</mo>
                        <msub>
                          <mi>a</mi>
                          <mn>4</mn>
                        </msub>
                      </mrow>
                      <mrow>
                        <msup>
                          <mi>x</mi>
                          <mn>4</mn>
                        </msup>
                        <mo stretchy="false">+</mo>
                        <msub>
                          <mi>a</mi>
                          <mn>5</mn>
                        </msub>
                      </mrow>
                      <mrow>
                        <msup>
                          <mi>x</mi>
                          <mn>5</mn>
                        </msup>
                        <mo stretchy="false">+</mo>
                        <mo stretchy="false">…</mo>
                      </mrow>
                    </mrow>
                  </mrow>
                  <mo fence="true" form="postfix" stretchy="true">)</mo>
                </mrow>
                <mo stretchy="false">−</mo>
                <mrow>
                  <mo fence="true" form="prefix" stretchy="true">(</mo>
                  <mrow>
                    <mrow>
                      <mn>1</mn>
                      <mi>−</mi>
                      <mfrac>
                        <mi>x</mi>
                        <mrow>
                          <mn>1</mn>
                          <mo stretchy="false">!</mo>
                        </mrow>
                      </mfrac>
                      <mrow>
                        <mi>​</mi>
                        <mo stretchy="false">+</mo>
                        <mfrac>
                          <msup>
                            <mi>x</mi>
                            <mn>2</mn>
                          </msup>
                          <mrow>
                            <mn>2</mn>
                            <mo stretchy="false">!</mo>
                          </mrow>
                        </mfrac>
                        <mo stretchy="false">−</mo>
                        <mfrac>
                          <msup>
                            <mi>x</mi>
                            <mn>3</mn>
                          </msup>
                          <mrow>
                            <mn>3</mn>
                            <mo stretchy="false">!</mo>
                          </mrow>
                        </mfrac>
                      </mrow>
                      <mrow>
                        <mi>​</mi>
                        <mo stretchy="false">+</mo>
                        <mfrac>
                          <msup>
                            <mi>x</mi>
                            <mn>4</mn>
                          </msup>
                          <mrow>
                            <mn>4</mn>
                            <mo stretchy="false">!</mo>
                          </mrow>
                        </mfrac>
                        <mo stretchy="false">−</mo>
                        <mfrac>
                          <msup>
                            <mi>x</mi>
                            <mn>5</mn>
                          </msup>
                          <mrow>
                            <mn>5</mn>
                            <mo stretchy="false">!</mo>
                          </mrow>
                        </mfrac>
                        <mo stretchy="false">+</mo>
                        <mi>⋯</mi>
                      </mrow>
                    </mrow>
                  </mrow>
                  <mo fence="true" form="postfix" stretchy="true">)</mo>
                </mrow>
              </mrow>
              <mo stretchy="false">=</mo>
              <mn>0</mn>
            </mrow>
            <mspace width="64em"/>
          </mrow>
        </mtd>
      </mtr>
      <mtr>
        <mtd>
          <mrow/>
        </mtd>
      </mtr>
      <mtr>
        <mtd>
          <mrow>
            <mrow>
              <mrow>
                <mrow>
                  <mn>2</mn>
                  <mrow>
                    <msub>
                      <mi>a</mi>
                      <mn>2</mn>
                    </msub>
                    <mo stretchy="false">+</mo>
                    <msub>
                      <mi>a</mi>
                      <mn>0</mn>
                    </msub>
                  </mrow>
                </mrow>
                <mo stretchy="false">−</mo>
                <mn>1</mn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2</mn>
              </msub>
              <mo stretchy="false">=</mo>
              <mfrac>
                <mrow>
                  <mn>1</mn>
                  <mo stretchy="false">−</mo>
                  <msub>
                    <mi>a</mi>
                    <mn>0</mn>
                  </msub>
                </mrow>
                <mn>2</mn>
              </mfrac>
              <mo stretchy="false">=</mo>
              <mrow>
                <mfrac>
                  <mn>1</mn>
                  <mn>2</mn>
                </mfrac>
                <mo stretchy="false">−</mo>
                <mfrac>
                  <msub>
                    <mi>a</mi>
                    <mn>0</mn>
                  </msub>
                  <mn>2</mn>
                </mfrac>
              </mrow>
            </mrow>
          </mrow>
        </mtd>
      </mtr>
      <mtr>
        <mtd>
          <mrow>
            <mn>6</mn>
            <msub>
              <mi>a</mi>
              <mn>3</mn>
            </msub>
            <mrow>
              <msup>
                <mrow/>
                <mrow/>
              </msup>
              <mo stretchy="false">−</mo>
              <msub>
                <mi>a</mi>
                <mn>1</mn>
              </msub>
              <mo stretchy="false">+</mo>
              <msub>
                <mi>a</mi>
                <mn>1</mn>
              </msub>
              <mo stretchy="false">+</mo>
              <mn>1</mn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frac>
                <mrow>
                  <mn>1</mn>
                </mrow>
                <mrow>
                  <mi mathvariant="normal">6</mi>
                </mrow>
              </mfrac>
            </mrow>
          </mrow>
        </mtd>
      </mtr>
      <mtr>
        <mtd>
          <mrow>
            <mn>2</mn>
            <mrow>
              <msub>
                <mi>a</mi>
                <mn>2</mn>
              </msub>
              <mo stretchy="false">+</mo>
              <mn>12</mn>
            </mrow>
            <mrow>
              <msub>
                <mi>a</mi>
                <mn>4</mn>
              </msub>
              <mo stretchy="false">−</mo>
              <msub>
                <mn>2</mn>
                <mrow/>
              </msub>
            </mrow>
            <mrow>
              <mrow>
                <msub>
                  <mi>a</mi>
                  <mn>2</mn>
                </msub>
                <mo stretchy="false">+</mo>
                <mfrac>
                  <mn>1</mn>
                  <mn>2</mn>
                </mfrac>
                <mo stretchy="false">−</mo>
                <mfrac>
                  <msub>
                    <mi>a</mi>
                    <mn>0</mn>
                  </msub>
                  <mn>2</mn>
                </mfrac>
                <mo stretchy="false">−</mo>
                <mfrac>
                  <mn>1</mn>
                  <mn>2</mn>
                </mfrac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4</mn>
              </msub>
              <mo stretchy="false">=</mo>
              <mfrac>
                <msub>
                  <mi>a</mi>
                  <mn>0</mn>
                </msub>
                <mn>24</mn>
              </mfrac>
            </mrow>
          </mrow>
        </mtd>
      </mtr>
      <mtr>
        <mtd>
          <mrow/>
        </mtd>
      </mtr>
      <mtr>
        <mtd>
          <mrow>
            <mrow>
              <mi>y</mi>
              <mo stretchy="false">=</mo>
              <msub>
                <mi>a</mi>
                <mn>0</mn>
              </msub>
            </mrow>
            <mrow>
              <mrow>
                <mo fence="true" form="prefix" stretchy="true">(</mo>
                <mrow>
                  <mrow>
                    <mrow>
                      <mn>1</mn>
                      <mo stretchy="false">−</mo>
                      <mfrac>
                        <msup>
                          <mi>x</mi>
                          <mn>2</mn>
                        </msup>
                        <mn>2</mn>
                      </mfrac>
                      <mo stretchy="false">+</mo>
                      <mfrac>
                        <msup>
                          <mi>x</mi>
                          <mn>4</mn>
                        </msup>
                        <mn>24</mn>
                      </mfrac>
                      <mo stretchy="false">+</mo>
                      <mo stretchy="false">…</mo>
                    </mrow>
                  </mrow>
                </mrow>
                <mo fence="true" form="postfix" stretchy="true">)</mo>
              </mrow>
              <mo stretchy="false">+</mo>
              <msub>
                <mi>a</mi>
                <mn>1</mn>
              </msub>
            </mrow>
            <mrow>
              <mrow>
                <mo fence="true" form="prefix" stretchy="true">(</mo>
                <mrow>
                  <mrow>
                    <mrow>
                      <mi>x</mi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+</mo>
              <mfrac>
                <mrow>
                  <mi mathvariant="italic">x²</mi>
                </mrow>
                <mn>2</mn>
              </mfrac>
              <mo stretchy="false">−</mo>
              <mfrac>
                <msup>
                  <mi>x</mi>
                  <mn>3</mn>
                </msup>
                <mn>6</mn>
              </mfrac>
              <mo stretchy="false">+</mo>
              <mo stretchy="false">⋯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} newline { } newline { } newline { } newline { ( { 1 + x ^ 2 } ) y ′ ′ − xy { { ′ + y } = e ^ - x } } newline { y = sum to { infinity } from { { n = 0 } } { a _ n left ( x right ) ^ n } } newline { y { ' = sum to { infinity } from { { n = 1 } } { n a _ n left ( x right ) ^ { n - 1 } } } } newline { y ' { ' = sum to { infinity } from { { n = 2 } } { n left ( { n - 1 } right ) a _ n left ( x right ) ^ { n - 2 } } } } newline { { { e ^ - x = sum to { infinity } from { { n = 0 } } { { left ( - 1 right ) ^ n cdot x ^ n } over fact n } } = 1 } − { x over fact 1 } { { ​ + { x ^ 2 over fact 2 } } - { x ^ 3 over fact 3 } } { ​ + ⋯ } } newline { } newline { { sum to { infinity } from { { n = 2 } } { n left ( { n - 1 } right ) a _ n left ( x right ) ^ n } + sum to { infinity } from { { n = 2 } } { n left ( { n - 1 } right ) a _ n left ( x right ) ^ { n - 2 } } } − { { { sum to { infinity } from { { n = 1 } } { n a _ n left ( x right ) ^ n } + sum to { infinity } from { { n = 0 } } { a _ n left ( x right ) ^ n } } - sum to { infinity } from { { n = 0 } } { { left ( - 1 right ) ^ n cdot x ^ n } over fact n } } = 0 } } newline { } newline { ~~~~~~~~~~~~~~~~~~~~~~~~ { { { { { left ( { 2 a _ 2 { { x ^ 2 + 6 } a _ 3 } { { x ^ 3 + 12 } a _ 4 } { { x ^ 4 + 20 } a _ 5 } { { x ^ 5 + 30 } a _ 6 } { x ^ 6 + dotslow } } right ) + left ( { 2 { a _ 2 + 6 } a _ 3 { x ^ { } + 12 } a _ 4 { x ^ 2 + 20 } a _ 5 { x ^ 3 + 30 } a _ 6 { { x ^ 4 + 42 } a _ 7 } x ^ 5 dotslow } right ) } - left ( { a _ 1 { x + 2 } a _ 2 { x ^ {} + 3 } a _ 3 { x ^ 3 + 4 } a _ 4 { x ^ 4 + 5 } a _ 5 { x ^ 5 + dotslow } } right ) } + left ( { { a _ 0 + a _ 1 } { x + a _ 2 } { x ^ 2 + a _ 3 } { x ^ 3 + a _ 4 } { x ^ 4 + a _ 5 } { x ^ 5 + dotslow } } right ) } - left ( { 1 − { x over fact 1 } { { ​ + { x ^ 2 over fact 2 } } - { x ^ 3 over fact 3 } } { { { ​ + { x ^ 4 over fact 4 } } - { x ^ 5 over fact 5 } } + ⋯ } } right ) } = 0 } ~~~~~~~~~~~~~~~~~~~~~~~~~~~~~~~~ } newline { } newline { { { { 2 { a _ 2 + a _ 0 } } - 1 } = 0 } ~ rightarrow ~ { { a _ 2 = { { 1 - a _ 0 } over 2 } } = { { 1 over 2 } - { a _ 0 over 2 } } } } newline { 6 a _ 3 { { { { { } ^ { } - a _ 1 } + a _ 1 } + 1 } = 0 } ~ rightarrow ~ { a _ 3 = { 1 over 6 } } } newline { 2 { a _ 2 + 12 } { a _ 4 - 2 _ { } } { { { { a _ 2 + { 1 over 2 } } - { a _ 0 over 2 } } - { 1 over 2 } } = 0 } ~ rightarrow ~ { a _ 4 = { a _ 0 over 24 } } } newline { } newline { { y = a _ 0 } { left ( { { { 1 - { x ^ 2 over 2 } } + { x ^ 4 over 24 } } + dotslow } right ) + a _ 1 } { { { left ( { x + dotsaxis } right ) + { x² over 2 } } - { x ^ 3 over 6 } } + dotsaxis }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03:42:27.216000000</meta:creation-date>
    <dc:date>2024-06-15T04:03:24.104000000</dc:date>
    <meta:editing-duration>PT8M17S</meta:editing-duration>
    <meta:editing-cycles>7</meta:editing-cycles>
    <meta:generator>LibreOffice/24.2.4.2$Windows_X86_64 LibreOffice_project/51a6219feb6075d9a4c46691dcfe0cd9c4fff3c2</meta:generator>
  </office:meta>
</office:document-meta>
</file>